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6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English Name</text:p>
          </table:table-cell>
          <table:table-cell table:style-name="ce1" office:value-type="string">
            <text:p>French Name</text:p>
          </table:table-cell>
          <table:table-cell table:style-name="ce1" office:value-type="string">
            <text:p>Local Name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fghanistan</text:p>
          </table:table-cell>
          <table:table-cell office:value-type="string">
            <text:p>Afghanestan</text:p>
          </table:table-cell>
          <table:table-cell table:number-columns-repeated="1021"/>
        </table:table-row>
        <table:table-row table:style-name="ro1">
          <table:table-cell office:value-type="string">
            <text:p>Albania</text:p>
          </table:table-cell>
          <table:table-cell office:value-type="string">
            <text:p>Albanie</text:p>
          </table:table-cell>
          <table:table-cell office:value-type="string">
            <text:p>Shqiperia</text:p>
          </table:table-cell>
          <table:table-cell table:number-columns-repeated="1021"/>
        </table:table-row>
        <table:table-row table:style-name="ro1">
          <table:table-cell office:value-type="string">
            <text:p>Algeria</text:p>
          </table:table-cell>
          <table:table-cell office:value-type="string">
            <text:p>Algérie</text:p>
          </table:table-cell>
          <table:table-cell office:value-type="string">
            <text:p>Al Jaza'ir</text:p>
          </table:table-cell>
          <table:table-cell table:number-columns-repeated="1021"/>
        </table:table-row>
        <table:table-row table:style-name="ro1">
          <table:table-cell office:value-type="string">
            <text:p>American Samoa</text:p>
          </table:table-cell>
          <table:table-cell office:value-type="string">
            <text:p>Samoa Américaines</text:p>
          </table:table-cell>
          <table:table-cell office:value-type="string">
            <text:p>American Samoa</text:p>
          </table:table-cell>
          <table:table-cell table:number-columns-repeated="1021"/>
        </table:table-row>
        <table:table-row table:style-name="ro1">
          <table:table-cell office:value-type="string">
            <text:p>Andorra</text:p>
          </table:table-cell>
          <table:table-cell office:value-type="string">
            <text:p>Andorre</text:p>
          </table:table-cell>
          <table:table-cell office:value-type="string">
            <text:p>Andorr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Angola</text:p>
          </table:table-cell>
          <table:table-cell table:number-columns-repeated="1021"/>
        </table:table-row>
        <table:table-row table:style-name="ro1">
          <table:table-cell office:value-type="string">
            <text:p>Anguilla</text:p>
          </table:table-cell>
          <table:table-cell office:value-type="string">
            <text:p>Anguilla</text:p>
          </table:table-cell>
          <table:table-cell office:value-type="string">
            <text:p>Anguilla</text:p>
          </table:table-cell>
          <table:table-cell table:number-columns-repeated="1021"/>
        </table:table-row>
        <table:table-row table:style-name="ro1">
          <table:table-cell office:value-type="string">
            <text:p>Antarctica</text:p>
          </table:table-cell>
          <table:table-cell office:value-type="string">
            <text:p>Antarctique</text:p>
          </table:table-cell>
          <table:table-cell office:value-type="string">
            <text:p>Antarctica</text:p>
          </table:table-cell>
          <table:table-cell table:number-columns-repeated="1021"/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Antigua-et-Barbuda</text:p>
          </table:table-cell>
          <table:table-cell office:value-type="string">
            <text:p>Antigua and Barbuda</text:p>
          </table:table-cell>
          <table:table-cell table:number-columns-repeated="1021"/>
        </table:table-row>
        <table:table-row table:style-name="ro1">
          <table:table-cell office:value-type="string">
            <text:p>Argentina</text:p>
          </table:table-cell>
          <table:table-cell office:value-type="string">
            <text:p>Argentine</text:p>
          </table:table-cell>
          <table:table-cell office:value-type="string">
            <text:p>Argentina</text:p>
          </table:table-cell>
          <table:table-cell table:number-columns-repeated="1021"/>
        </table:table-row>
        <table:table-row table:style-name="ro1">
          <table:table-cell office:value-type="string">
            <text:p>Armenia</text:p>
          </table:table-cell>
          <table:table-cell office:value-type="string">
            <text:p>Arménie</text:p>
          </table:table-cell>
          <table:table-cell office:value-type="string">
            <text:p>Hayastan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Aruba</text:p>
          </table:table-cell>
          <table:table-cell table:number-columns-repeated="1021"/>
        </table:table-row>
        <table:table-row table:style-name="ro1">
          <table:table-cell office:value-type="string">
            <text:p>Ascension Island</text:p>
          </table:table-cell>
          <table:table-cell office:value-type="string">
            <text:p>Îles d'Ascension</text:p>
          </table:table-cell>
          <table:table-cell office:value-type="string">
            <text:p>Ascension</text:p>
          </table:table-cell>
          <table:table-cell table:number-columns-repeated="1021"/>
        </table:table-row>
        <table:table-row table:style-name="ro1">
          <table:table-cell office:value-type="string">
            <text:p>Australia</text:p>
          </table:table-cell>
          <table:table-cell office:value-type="string">
            <text:p>Australie</text:p>
          </table:table-cell>
          <table:table-cell office:value-type="string">
            <text:p>Australia</text:p>
          </table:table-cell>
          <table:table-cell table:number-columns-repeated="1021"/>
        </table:table-row>
        <table:table-row table:style-name="ro1">
          <table:table-cell office:value-type="string">
            <text:p>Austria</text:p>
          </table:table-cell>
          <table:table-cell office:value-type="string">
            <text:p>Autriche</text:p>
          </table:table-cell>
          <table:table-cell office:value-type="string">
            <text:p>Österreich</text:p>
          </table:table-cell>
          <table:table-cell table:number-columns-repeated="1021"/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Azerbaïdjan</text:p>
          </table:table-cell>
          <table:table-cell office:value-type="string">
            <text:p>Azarbaycan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ahamas</text:p>
          </table:table-cell>
          <table:table-cell table:number-columns-repeated="1021"/>
        </table:table-row>
        <table:table-row table:style-name="ro1">
          <table:table-cell office:value-type="string">
            <text:p>Bahrain</text:p>
          </table:table-cell>
          <table:table-cell office:value-type="string">
            <text:p>Bahreïn</text:p>
          </table:table-cell>
          <table:table-cell office:value-type="string">
            <text:p>Al Bahrayn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angladesh</text:p>
          </table:table-cell>
          <table:table-cell table:number-columns-repeated="1021"/>
        </table:table-row>
        <table:table-row table:style-name="ro1">
          <table:table-cell office:value-type="string">
            <text:p>Barbados</text:p>
          </table:table-cell>
          <table:table-cell office:value-type="string">
            <text:p>Barbade</text:p>
          </table:table-cell>
          <table:table-cell office:value-type="string">
            <text:p>Barbados</text:p>
          </table:table-cell>
          <table:table-cell table:number-columns-repeated="1021"/>
        </table:table-row>
        <table:table-row table:style-name="ro1">
          <table:table-cell office:value-type="string">
            <text:p>Belarus</text:p>
          </table:table-cell>
          <table:table-cell office:value-type="string">
            <text:p>Bélarus</text:p>
          </table:table-cell>
          <table:table-cell office:value-type="string">
            <text:p>Byelarus</text:p>
          </table:table-cell>
          <table:table-cell table:number-columns-repeated="1021"/>
        </table:table-row>
        <table:table-row table:style-name="ro1">
          <table:table-cell office:value-type="string">
            <text:p>Belgium</text:p>
          </table:table-cell>
          <table:table-cell office:value-type="string">
            <text:p>Belgique</text:p>
          </table:table-cell>
          <table:table-cell office:value-type="string">
            <text:p>Belgique/Belgie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elize</text:p>
          </table:table-cell>
          <table:table-cell table:number-columns-repeated="1021"/>
        </table:table-row>
        <table:table-row table:style-name="ro1">
          <table:table-cell office:value-type="string">
            <text:p>Benin</text:p>
          </table:table-cell>
          <table:table-cell office:value-type="string">
            <text:p>Bénin</text:p>
          </table:table-cell>
          <table:table-cell office:value-type="string">
            <text:p>Benin</text:p>
          </table:table-cell>
          <table:table-cell table:number-columns-repeated="1021"/>
        </table:table-row>
        <table:table-row table:style-name="ro1">
          <table:table-cell office:value-type="string">
            <text:p>Bermuda</text:p>
          </table:table-cell>
          <table:table-cell office:value-type="string">
            <text:p>Bermudes</text:p>
          </table:table-cell>
          <table:table-cell office:value-type="string">
            <text:p>Bermuda</text:p>
          </table:table-cell>
          <table:table-cell table:number-columns-repeated="1021"/>
        </table:table-row>
        <table:table-row table:style-name="ro1">
          <table:table-cell office:value-type="string">
            <text:p>Bhutan</text:p>
          </table:table-cell>
          <table:table-cell office:value-type="string">
            <text:p>Bhoutan</text:p>
          </table:table-cell>
          <table:table-cell office:value-type="string">
            <text:p>Bhutan</text:p>
          </table:table-cell>
          <table:table-cell table:number-columns-repeated="1021"/>
        </table:table-row>
        <table:table-row table:style-name="ro1">
          <table:table-cell office:value-type="string">
            <text:p>Bolivia</text:p>
          </table:table-cell>
          <table:table-cell office:value-type="string">
            <text:p>Bolivie</text:p>
          </table:table-cell>
          <table:table-cell office:value-type="string">
            <text:p>Bolivia</text:p>
          </table:table-cell>
          <table:table-cell table:number-columns-repeated="1021"/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Bosnie-Herzégovine</text:p>
          </table:table-cell>
          <table:table-cell office:value-type="string">
            <text:p>Bosna i Hercegovin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otswana</text:p>
          </table:table-cell>
          <table:table-cell table:number-columns-repeated="1021"/>
        </table:table-row>
        <table:table-row table:style-name="ro1">
          <table:table-cell office:value-type="string">
            <text:p>Bouvet Island</text:p>
          </table:table-cell>
          <table:table-cell office:value-type="string">
            <text:p>Île Bouvet</text:p>
          </table:table-cell>
          <table:table-cell office:value-type="string">
            <text:p>Bouvet Island</text:p>
          </table:table-cell>
          <table:table-cell table:number-columns-repeated="1021"/>
        </table:table-row>
        <table:table-row table:style-name="ro1">
          <table:table-cell office:value-type="string">
            <text:p>Brazil</text:p>
          </table:table-cell>
          <table:table-cell office:value-type="string">
            <text:p>Brésil</text:p>
          </table:table-cell>
          <table:table-cell office:value-type="string">
            <text:p>Brasil</text:p>
          </table:table-cell>
          <table:table-cell table:number-columns-repeated="1021"/>
        </table:table-row>
        <table:table-row table:style-name="ro1">
          <table:table-cell office:value-type="string">
            <text:p>British Indian Ocean Territory</text:p>
          </table:table-cell>
          <table:table-cell office:value-type="string">
            <text:p>Territoire Britannique de l' Océan Indien</text:p>
          </table:table-cell>
          <table:table-cell office:value-type="string">
            <text:p>abbreviation: BIOT</text:p>
          </table:table-cell>
          <table:table-cell table:number-columns-repeated="1021"/>
        </table:table-row>
        <table:table-row table:style-name="ro1">
          <table:table-cell office:value-type="string">
            <text:p>Brunei Darussalam</text:p>
          </table:table-cell>
          <table:table-cell office:value-type="string">
            <text:p>Brunéi Darussalam</text:p>
          </table:table-cell>
          <table:table-cell office:value-type="string">
            <text:p>Negara Brunei Darussalam</text:p>
          </table:table-cell>
          <table:table-cell table:number-columns-repeated="1021"/>
        </table:table-row>
        <table:table-row table:style-name="ro1">
          <table:table-cell office:value-type="string">
            <text:p>Bulgaria</text:p>
          </table:table-cell>
          <table:table-cell office:value-type="string">
            <text:p>Bulgarie</text:p>
          </table:table-cell>
          <table:table-cell office:value-type="string">
            <text:p>Bulgaria</text:p>
          </table:table-cell>
          <table:table-cell table:number-columns-repeated="1021"/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Burkina Faso</text:p>
          </table:table-cell>
          <table:table-cell office:value-type="string">
            <text:p>Burkina Faso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Burundi</text:p>
          </table:table-cell>
          <table:table-cell table:number-columns-repeated="1021"/>
        </table:table-row>
        <table:table-row table:style-name="ro1">
          <table:table-cell office:value-type="string">
            <text:p>Cambodia</text:p>
          </table:table-cell>
          <table:table-cell office:value-type="string">
            <text:p>Cambodge</text:p>
          </table:table-cell>
          <table:table-cell office:value-type="string">
            <text:p>Kampuchea</text:p>
          </table:table-cell>
          <table:table-cell table:number-columns-repeated="1021"/>
        </table:table-row>
        <table:table-row table:style-name="ro1">
          <table:table-cell office:value-type="string">
            <text:p>Cameroon</text:p>
          </table:table-cell>
          <table:table-cell office:value-type="string">
            <text:p>Cameroun</text:p>
          </table:table-cell>
          <table:table-cell office:value-type="string">
            <text:p>Cameroon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Canada</text:p>
          </table:table-cell>
          <table:table-cell table:number-columns-repeated="1021"/>
        </table:table-row>
        <table:table-row table:style-name="ro1">
          <table:table-cell office:value-type="string">
            <text:p>Cape Verde</text:p>
          </table:table-cell>
          <table:table-cell office:value-type="string">
            <text:p>Cap-Vert</text:p>
          </table:table-cell>
          <table:table-cell office:value-type="string">
            <text:p>Cabo Verde</text:p>
          </table:table-cell>
          <table:table-cell table:number-columns-repeated="1021"/>
        </table:table-row>
        <table:table-row table:style-name="ro1">
          <table:table-cell office:value-type="string">
            <text:p>Cayman Islands</text:p>
          </table:table-cell>
          <table:table-cell office:value-type="string">
            <text:p>Caïmanes, Îles</text:p>
          </table:table-cell>
          <table:table-cell office:value-type="string">
            <text:p>Cayman Islands</text:p>
          </table:table-cell>
          <table:table-cell table:number-columns-repeated="1021"/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Centrafricaine, République</text:p>
          </table:table-cell>
          <table:table-cell office:value-type="string">
            <text:p>Republique Centrafricaine</text:p>
          </table:table-cell>
          <table:table-cell table:number-columns-repeated="1021"/>
        </table:table-row>
        <table:table-row table:style-name="ro1">
          <table:table-cell office:value-type="string">
            <text:p>Chad</text:p>
          </table:table-cell>
          <table:table-cell office:value-type="string">
            <text:p>Tchad</text:p>
          </table:table-cell>
          <table:table-cell office:value-type="string">
            <text:p>Tchad</text:p>
          </table:table-cell>
          <table:table-cell table:number-columns-repeated="1021"/>
        </table:table-row>
        <table:table-row table:style-name="ro1">
          <table:table-cell office:value-type="string">
            <text:p>Chile</text:p>
          </table:table-cell>
          <table:table-cell office:value-type="string">
            <text:p>Chili</text:p>
          </table:table-cell>
          <table:table-cell office:value-type="string">
            <text:p>Chile</text:p>
          </table:table-cell>
          <table:table-cell table:number-columns-repeated="1021"/>
        </table:table-row>
        <table:table-row table:style-name="ro1">
          <table:table-cell office:value-type="string">
            <text:p>China</text:p>
          </table:table-cell>
          <table:table-cell office:value-type="string">
            <text:p>Chine</text:p>
          </table:table-cell>
          <table:table-cell office:value-type="string">
            <text:p>Zhong Guo</text:p>
          </table:table-cell>
          <table:table-cell table:number-columns-repeated="1021"/>
        </table:table-row>
        <table:table-row table:style-name="ro1">
          <table:table-cell office:value-type="string">
            <text:p>Christmas Island</text:p>
          </table:table-cell>
          <table:table-cell office:value-type="string">
            <text:p>Île Christmas</text:p>
          </table:table-cell>
          <table:table-cell office:value-type="string">
            <text:p>Christmas Island</text:p>
          </table:table-cell>
          <table:table-cell table:number-columns-repeated="1021"/>
        </table:table-row>
        <table:table-row table:style-name="ro1">
          <table:table-cell office:value-type="string">
            <text:p>Cocos (Keeling) Islands</text:p>
          </table:table-cell>
          <table:table-cell office:value-type="string">
            <text:p>Îles Cocos (Keeling)</text:p>
          </table:table-cell>
          <table:table-cell office:value-type="string">
            <text:p>Cocos (Keeling) Islands</text:p>
          </table:table-cell>
          <table:table-cell table:number-columns-repeated="1021"/>
        </table:table-row>
        <table:table-row table:style-name="ro1">
          <table:table-cell office:value-type="string">
            <text:p>Colombia</text:p>
          </table:table-cell>
          <table:table-cell office:value-type="string">
            <text:p>Colombie</text:p>
          </table:table-cell>
          <table:table-cell office:value-type="string">
            <text:p>Colombia</text:p>
          </table:table-cell>
          <table:table-cell table:number-columns-repeated="1021"/>
        </table:table-row>
        <table:table-row table:style-name="ro1">
          <table:table-cell office:value-type="string">
            <text:p>Comoros</text:p>
          </table:table-cell>
          <table:table-cell office:value-type="string">
            <text:p>Comores</text:p>
          </table:table-cell>
          <table:table-cell office:value-type="string">
            <text:p>Comores</text:p>
          </table:table-cell>
          <table:table-cell table:number-columns-repeated="1021"/>
        </table:table-row>
        <table:table-row table:style-name="ro1">
          <table:table-cell office:value-type="string">
            <text:p>Democratic Republic of the Congo(Kinshasa)</text:p>
          </table:table-cell>
          <table:table-cell office:value-type="string">
            <text:p>Congo, La République Démocratique du</text:p>
          </table:table-cell>
          <table:table-cell office:value-type="string">
            <text:p>République Démocratique du Congo</text:p>
          </table:table-cell>
          <table:table-cell table:number-columns-repeated="1021"/>
        </table:table-row>
        <table:table-row table:style-name="ro1">
          <table:table-cell office:value-type="string">
            <text:p>Congo, Republic of (Brazzaville)</text:p>
          </table:table-cell>
          <table:table-cell office:value-type="string">
            <text:p>République du Congo</text:p>
          </table:table-cell>
          <table:table-cell office:value-type="string">
            <text:p>République du Congo</text:p>
          </table:table-cell>
          <table:table-cell table:number-columns-repeated="1021"/>
        </table:table-row>
        <table:table-row table:style-name="ro1">
          <table:table-cell office:value-type="string">
            <text:p>Cook Islands</text:p>
          </table:table-cell>
          <table:table-cell office:value-type="string">
            <text:p>Îles Cook</text:p>
          </table:table-cell>
          <table:table-cell office:value-type="string">
            <text:p>Cook Islands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Costa Rica</text:p>
          </table:table-cell>
          <table:table-cell table:number-columns-repeated="1021"/>
        </table:table-row>
        <table:table-row table:style-name="ro1">
          <table:table-cell office:value-type="string">
            <text:p>Ivory Coast</text:p>
          </table:table-cell>
          <table:table-cell office:value-type="string">
            <text:p>Côte D'ivoire</text:p>
          </table:table-cell>
          <table:table-cell office:value-type="string">
            <text:p>Cote d'Ivoire</text:p>
          </table:table-cell>
          <table:table-cell table:number-columns-repeated="1021"/>
        </table:table-row>
        <table:table-row table:style-name="ro1">
          <table:table-cell office:value-type="string">
            <text:p>Croatia</text:p>
          </table:table-cell>
          <table:table-cell office:value-type="string">
            <text:p>Croatie</text:p>
          </table:table-cell>
          <table:table-cell office:value-type="string">
            <text:p>Hrvatsk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Cuba</text:p>
          </table:table-cell>
          <table:table-cell table:number-columns-repeated="1021"/>
        </table:table-row>
        <table:table-row table:style-name="ro1">
          <table:table-cell office:value-type="string">
            <text:p>Cyprus</text:p>
          </table:table-cell>
          <table:table-cell office:value-type="string">
            <text:p>Chypre</text:p>
          </table:table-cell>
          <table:table-cell office:value-type="string">
            <text:p>Kibris, Kypros</text:p>
          </table:table-cell>
          <table:table-cell table:number-columns-repeated="1021"/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République Tchèque</text:p>
          </table:table-cell>
          <table:table-cell office:value-type="string">
            <text:p>Ceska Republika</text:p>
          </table:table-cell>
          <table:table-cell table:number-columns-repeated="1021"/>
        </table:table-row>
        <table:table-row table:style-name="ro1">
          <table:table-cell office:value-type="string">
            <text:p>Denmark</text:p>
          </table:table-cell>
          <table:table-cell office:value-type="string">
            <text:p>Danemark</text:p>
          </table:table-cell>
          <table:table-cell office:value-type="string">
            <text:p>Danmark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Djibouti</text:p>
          </table:table-cell>
          <table:table-cell table:number-columns-repeated="1021"/>
        </table:table-row>
        <table:table-row table:style-name="ro1">
          <table:table-cell office:value-type="string">
            <text:p>Dominica</text:p>
          </table:table-cell>
          <table:table-cell office:value-type="string">
            <text:p>Dominique</text:p>
          </table:table-cell>
          <table:table-cell office:value-type="string">
            <text:p>Dominica</text:p>
          </table:table-cell>
          <table:table-cell table:number-columns-repeated="1021"/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Dominicaine, République</text:p>
          </table:table-cell>
          <table:table-cell office:value-type="string">
            <text:p>Dominicana, Republica</text:p>
          </table:table-cell>
          <table:table-cell table:number-columns-repeated="1021"/>
        </table:table-row>
        <table:table-row table:style-name="ro1">
          <table:table-cell office:value-type="string">
            <text:p>East Timor Timor-Leste</text:p>
          </table:table-cell>
          <table:table-cell office:value-type="string">
            <text:p>Timor-Leste (Timor Oriental)</text:p>
          </table:table-cell>
          <table:table-cell office:value-type="string">
            <text:p>Timor</text:p>
          </table:table-cell>
          <table:table-cell table:number-columns-repeated="1021"/>
        </table:table-row>
        <table:table-row table:style-name="ro1">
          <table:table-cell office:value-type="string">
            <text:p>Ecuador</text:p>
          </table:table-cell>
          <table:table-cell office:value-type="string">
            <text:p>Équateur</text:p>
          </table:table-cell>
          <table:table-cell office:value-type="string">
            <text:p>Ecuador</text:p>
          </table:table-cell>
          <table:table-cell table:number-columns-repeated="1021"/>
        </table:table-row>
        <table:table-row table:style-name="ro1">
          <table:table-cell office:value-type="string">
            <text:p>Egypt</text:p>
          </table:table-cell>
          <table:table-cell office:value-type="string">
            <text:p>Égypte</text:p>
          </table:table-cell>
          <table:table-cell office:value-type="string">
            <text:p>Misr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El Salvador</text:p>
          </table:table-cell>
          <table:table-cell table:number-columns-repeated="1021"/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Guinée Équatoriale</text:p>
          </table:table-cell>
          <table:table-cell office:value-type="string">
            <text:p>Guinea Ecuatorial</text:p>
          </table:table-cell>
          <table:table-cell table:number-columns-repeated="1021"/>
        </table:table-row>
        <table:table-row table:style-name="ro1">
          <table:table-cell office:value-type="string">
            <text:p>Eritrea</text:p>
          </table:table-cell>
          <table:table-cell office:value-type="string">
            <text:p>Érythrée</text:p>
          </table:table-cell>
          <table:table-cell office:value-type="string">
            <text:p>Hagere Ertra</text:p>
          </table:table-cell>
          <table:table-cell table:number-columns-repeated="1021"/>
        </table:table-row>
        <table:table-row table:style-name="ro1">
          <table:table-cell office:value-type="string">
            <text:p>Estonia</text:p>
          </table:table-cell>
          <table:table-cell office:value-type="string">
            <text:p>Estonie</text:p>
          </table:table-cell>
          <table:table-cell office:value-type="string">
            <text:p>Eesti Vabariik</text:p>
          </table:table-cell>
          <table:table-cell table:number-columns-repeated="1021"/>
        </table:table-row>
        <table:table-row table:style-name="ro1">
          <table:table-cell office:value-type="string">
            <text:p>Ethiopia</text:p>
          </table:table-cell>
          <table:table-cell office:value-type="string">
            <text:p>Éthiopie</text:p>
          </table:table-cell>
          <table:table-cell office:value-type="string">
            <text:p>Ityop'iya</text:p>
          </table:table-cell>
          <table:table-cell table:number-columns-repeated="1021"/>
        </table:table-row>
        <table:table-row table:style-name="ro1">
          <table:table-cell office:value-type="string">
            <text:p>Falkland Islands</text:p>
          </table:table-cell>
          <table:table-cell office:value-type="string">
            <text:p>Falkland, Îles (Malvinas)</text:p>
          </table:table-cell>
          <table:table-cell office:value-type="string">
            <text:p>Islas Malvinas</text:p>
          </table:table-cell>
          <table:table-cell table:number-columns-repeated="1021"/>
        </table:table-row>
        <table:table-row table:style-name="ro1">
          <table:table-cell office:value-type="string">
            <text:p>Faroe Islands</text:p>
          </table:table-cell>
          <table:table-cell office:value-type="string">
            <text:p>Îles Féroé</text:p>
          </table:table-cell>
          <table:table-cell office:value-type="string">
            <text:p>Foroyar</text:p>
          </table:table-cell>
          <table:table-cell table:number-columns-repeated="1021"/>
        </table:table-row>
        <table:table-row table:style-name="ro1">
          <table:table-cell office:value-type="string">
            <text:p>Fiji</text:p>
          </table:table-cell>
          <table:table-cell office:value-type="string">
            <text:p>Fidji</text:p>
          </table:table-cell>
          <table:table-cell office:value-type="string">
            <text:p>Fiji</text:p>
          </table:table-cell>
          <table:table-cell table:number-columns-repeated="1021"/>
        </table:table-row>
        <table:table-row table:style-name="ro1">
          <table:table-cell office:value-type="string">
            <text:p>Finland</text:p>
          </table:table-cell>
          <table:table-cell office:value-type="string">
            <text:p>Finlande</text:p>
          </table:table-cell>
          <table:table-cell office:value-type="string">
            <text:p>Suomen Tasavalt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France</text:p>
          </table:table-cell>
          <table:table-cell table:number-columns-repeated="1021"/>
        </table:table-row>
        <table:table-row table:style-name="ro1">
          <table:table-cell office:value-type="string">
            <text:p>French Guiana</text:p>
          </table:table-cell>
          <table:table-cell office:value-type="string">
            <text:p>Guyane Française</text:p>
          </table:table-cell>
          <table:table-cell office:value-type="string">
            <text:p>Guyane</text:p>
          </table:table-cell>
          <table:table-cell table:number-columns-repeated="1021"/>
        </table:table-row>
        <table:table-row table:style-name="ro1">
          <table:table-cell office:value-type="string">
            <text:p>French Metropolitan</text:p>
          </table:table-cell>
          <table:table-cell office:value-type="string">
            <text:p>France Métropolitaine</text:p>
          </table:table-cell>
          <table:table-cell office:value-type="string">
            <text:p>France Métropolitaine</text:p>
          </table:table-cell>
          <table:table-cell table:number-columns-repeated="1021"/>
        </table:table-row>
        <table:table-row table:style-name="ro1">
          <table:table-cell office:value-type="string">
            <text:p>French Polynesia</text:p>
          </table:table-cell>
          <table:table-cell office:value-type="string">
            <text:p>Polynésie Française</text:p>
          </table:table-cell>
          <table:table-cell office:value-type="string">
            <text:p>Polynésie Française</text:p>
          </table:table-cell>
          <table:table-cell table:number-columns-repeated="1021"/>
        </table:table-row>
        <table:table-row table:style-name="ro1">
          <table:table-cell office:value-type="string">
            <text:p>French Southern Territories</text:p>
          </table:table-cell>
          <table:table-cell office:value-type="string">
            <text:p>Terres Australes Françaises</text:p>
          </table:table-cell>
          <table:table-cell office:value-type="string">
            <text:p>Terres Australes et Antarctiques Françaises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Gabon</text:p>
          </table:table-cell>
          <table:table-cell table:number-columns-repeated="1021"/>
        </table:table-row>
        <table:table-row table:style-name="ro1">
          <table:table-cell office:value-type="string">
            <text:p>Gambia</text:p>
          </table:table-cell>
          <table:table-cell office:value-type="string">
            <text:p>Gambie</text:p>
          </table:table-cell>
          <table:table-cell office:value-type="string">
            <text:p>The Gambia</text:p>
          </table:table-cell>
          <table:table-cell table:number-columns-repeated="1021"/>
        </table:table-row>
        <table:table-row table:style-name="ro1">
          <table:table-cell office:value-type="string">
            <text:p>Georgia</text:p>
          </table:table-cell>
          <table:table-cell office:value-type="string">
            <text:p>Géorgie</text:p>
          </table:table-cell>
          <table:table-cell office:value-type="string">
            <text:p>Sak'art'velo</text:p>
          </table:table-cell>
          <table:table-cell table:number-columns-repeated="1021"/>
        </table:table-row>
        <table:table-row table:style-name="ro1">
          <table:table-cell office:value-type="string">
            <text:p>Germany</text:p>
          </table:table-cell>
          <table:table-cell office:value-type="string">
            <text:p>Allemagne</text:p>
          </table:table-cell>
          <table:table-cell office:value-type="string">
            <text:p>Deutschland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Ghan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Gibraltar</text:p>
          </table:table-cell>
          <table:table-cell table:number-columns-repeated="1021"/>
        </table:table-row>
        <table:table-row table:style-name="ro1">
          <table:table-cell office:value-type="string">
            <text:p>Great Britain</text:p>
          </table:table-cell>
          <table:table-cell office:value-type="string">
            <text:p>Grande-Bretagne</text:p>
          </table:table-cell>
          <table:table-cell office:value-type="string">
            <text:p>Great Britain</text:p>
          </table:table-cell>
          <table:table-cell table:number-columns-repeated="1021"/>
        </table:table-row>
        <table:table-row table:style-name="ro1">
          <table:table-cell office:value-type="string">
            <text:p>Greece</text:p>
          </table:table-cell>
          <table:table-cell office:value-type="string">
            <text:p>Grèce</text:p>
          </table:table-cell>
          <table:table-cell office:value-type="string">
            <text:p>Ellas or Ellada</text:p>
          </table:table-cell>
          <table:table-cell table:number-columns-repeated="1021"/>
        </table:table-row>
        <table:table-row table:style-name="ro1">
          <table:table-cell office:value-type="string">
            <text:p>Greenland</text:p>
          </table:table-cell>
          <table:table-cell office:value-type="string">
            <text:p>Groenland</text:p>
          </table:table-cell>
          <table:table-cell office:value-type="string">
            <text:p>Kalaallit Nunaat</text:p>
          </table:table-cell>
          <table:table-cell table:number-columns-repeated="1021"/>
        </table:table-row>
        <table:table-row table:style-name="ro1">
          <table:table-cell office:value-type="string">
            <text:p>Grenada</text:p>
          </table:table-cell>
          <table:table-cell office:value-type="string">
            <text:p>Grenade</text:p>
          </table:table-cell>
          <table:table-cell office:value-type="string">
            <text:p>Grenad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Guadeloupe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Guam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Guatemala</text:p>
          </table:table-cell>
          <table:table-cell table:number-columns-repeated="1021"/>
        </table:table-row>
        <table:table-row table:style-name="ro1">
          <table:table-cell office:value-type="string">
            <text:p>Guernsey</text:p>
          </table:table-cell>
          <table:table-cell office:value-type="string">
            <text:p>Guernesey</text:p>
          </table:table-cell>
          <table:table-cell office:value-type="string">
            <text:p>Guernsey</text:p>
          </table:table-cell>
          <table:table-cell table:number-columns-repeated="1021"/>
        </table:table-row>
        <table:table-row table:style-name="ro1">
          <table:table-cell office:value-type="string">
            <text:p>Guinea</text:p>
          </table:table-cell>
          <table:table-cell office:value-type="string">
            <text:p>Guinéee</text:p>
          </table:table-cell>
          <table:table-cell office:value-type="string">
            <text:p>Guinee</text:p>
          </table:table-cell>
          <table:table-cell table:number-columns-repeated="1021"/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Guinée-Bissau</text:p>
          </table:table-cell>
          <table:table-cell office:value-type="string">
            <text:p>Guine-Bissau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Guyana</text:p>
          </table:table-cell>
          <table:table-cell table:number-columns-repeated="1021"/>
        </table:table-row>
        <table:table-row table:style-name="ro1">
          <table:table-cell office:value-type="string">
            <text:p>Haiti</text:p>
          </table:table-cell>
          <table:table-cell office:value-type="string">
            <text:p>Haïti</text:p>
          </table:table-cell>
          <table:table-cell office:value-type="string">
            <text:p>Haiti</text:p>
          </table:table-cell>
          <table:table-cell table:number-columns-repeated="1021"/>
        </table:table-row>
        <table:table-row table:style-name="ro1">
          <table:table-cell office:value-type="string">
            <text:p>Heard and Mc Donald Islands</text:p>
          </table:table-cell>
          <table:table-cell office:value-type="string">
            <text:p>Île Heard et Îles Mcdonald</text:p>
          </table:table-cell>
          <table:table-cell office:value-type="string">
            <text:p>Heard and Mc Donald</text:p>
          </table:table-cell>
          <table:table-cell table:number-columns-repeated="1021"/>
        </table:table-row>
        <table:table-row table:style-name="ro1">
          <table:table-cell office:value-type="string">
            <text:p>Holy See</text:p>
          </table:table-cell>
          <table:table-cell office:value-type="string">
            <text:p>Saint-Siège (État de la Cité du Vatican)</text:p>
          </table:table-cell>
          <table:table-cell office:value-type="string">
            <text:p>Status Civitatis Vaticanæ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Honduras</text:p>
          </table:table-cell>
          <table:table-cell table:number-columns-repeated="1021"/>
        </table:table-row>
        <table:table-row table:style-name="ro1">
          <table:table-cell office:value-type="string">
            <text:p>Hong Kong</text:p>
          </table:table-cell>
          <table:table-cell office:value-type="string">
            <text:p>Hong-Kong</text:p>
          </table:table-cell>
          <table:table-cell office:value-type="string">
            <text:p>Xianggang</text:p>
          </table:table-cell>
          <table:table-cell table:number-columns-repeated="1021"/>
        </table:table-row>
        <table:table-row table:style-name="ro1">
          <table:table-cell office:value-type="string">
            <text:p>Hungary</text:p>
          </table:table-cell>
          <table:table-cell office:value-type="string">
            <text:p>Hongrie</text:p>
          </table:table-cell>
          <table:table-cell office:value-type="string">
            <text:p>Magyarorszag</text:p>
          </table:table-cell>
          <table:table-cell table:number-columns-repeated="1021"/>
        </table:table-row>
        <table:table-row table:style-name="ro1">
          <table:table-cell office:value-type="string">
            <text:p>Iceland</text:p>
          </table:table-cell>
          <table:table-cell office:value-type="string">
            <text:p>Islande</text:p>
          </table:table-cell>
          <table:table-cell office:value-type="string">
            <text:p>Lyoveldio Island</text:p>
          </table:table-cell>
          <table:table-cell table:number-columns-repeated="1021"/>
        </table:table-row>
        <table:table-row table:style-name="ro1">
          <table:table-cell office:value-type="string">
            <text:p>India</text:p>
          </table:table-cell>
          <table:table-cell office:value-type="string">
            <text:p>Inde</text:p>
          </table:table-cell>
          <table:table-cell office:value-type="string">
            <text:p>Bharat</text:p>
          </table:table-cell>
          <table:table-cell table:number-columns-repeated="1021"/>
        </table:table-row>
        <table:table-row table:style-name="ro1">
          <table:table-cell office:value-type="string">
            <text:p>Indonesia</text:p>
          </table:table-cell>
          <table:table-cell office:value-type="string">
            <text:p>Indonésie</text:p>
          </table:table-cell>
          <table:table-cell office:value-type="string">
            <text:p>Indonesia</text:p>
          </table:table-cell>
          <table:table-cell table:number-columns-repeated="1021"/>
        </table:table-row>
        <table:table-row table:style-name="ro1">
          <table:table-cell office:value-type="string">
            <text:p>Iran (Islamic Republic of)</text:p>
          </table:table-cell>
          <table:table-cell office:value-type="string">
            <text:p>République Islamique d' Iran</text:p>
          </table:table-cell>
          <table:table-cell office:value-type="string">
            <text:p>Iran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Iraq</text:p>
          </table:table-cell>
          <table:table-cell table:number-columns-repeated="1021"/>
        </table:table-row>
        <table:table-row table:style-name="ro1">
          <table:table-cell office:value-type="string">
            <text:p>Ireland</text:p>
          </table:table-cell>
          <table:table-cell office:value-type="string">
            <text:p>Irlande</text:p>
          </table:table-cell>
          <table:table-cell office:value-type="string">
            <text:p>Éire</text:p>
          </table:table-cell>
          <table:table-cell table:number-columns-repeated="1021"/>
        </table:table-row>
        <table:table-row table:style-name="ro1">
          <table:table-cell office:value-type="string">
            <text:p>Isle of Man</text:p>
          </table:table-cell>
          <table:table-cell office:value-type="string">
            <text:p>Île de Man</text:p>
          </table:table-cell>
          <table:table-cell office:value-type="string">
            <text:p>Isle of Man</text:p>
          </table:table-cell>
          <table:table-cell table:number-columns-repeated="1021"/>
        </table:table-row>
        <table:table-row table:style-name="ro1">
          <table:table-cell office:value-type="string">
            <text:p>Israel</text:p>
          </table:table-cell>
          <table:table-cell office:value-type="string">
            <text:p>Israël</text:p>
          </table:table-cell>
          <table:table-cell office:value-type="string">
            <text:p>Yisra'el</text:p>
          </table:table-cell>
          <table:table-cell table:number-columns-repeated="1021"/>
        </table:table-row>
        <table:table-row table:style-name="ro1">
          <table:table-cell office:value-type="string">
            <text:p>Italy</text:p>
          </table:table-cell>
          <table:table-cell office:value-type="string">
            <text:p>Italie</text:p>
          </table:table-cell>
          <table:table-cell office:value-type="string">
            <text:p>Italia</text:p>
          </table:table-cell>
          <table:table-cell table:number-columns-repeated="1021"/>
        </table:table-row>
        <table:table-row table:style-name="ro1">
          <table:table-cell office:value-type="string">
            <text:p>Jamaica</text:p>
          </table:table-cell>
          <table:table-cell office:value-type="string">
            <text:p>Jamaïque</text:p>
          </table:table-cell>
          <table:table-cell office:value-type="string">
            <text:p>Jamaica</text:p>
          </table:table-cell>
          <table:table-cell table:number-columns-repeated="1021"/>
        </table:table-row>
        <table:table-row table:style-name="ro1">
          <table:table-cell office:value-type="string">
            <text:p>Japan</text:p>
          </table:table-cell>
          <table:table-cell office:value-type="string">
            <text:p>Japon</text:p>
          </table:table-cell>
          <table:table-cell office:value-type="string">
            <text:p>Nippon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Jersey</text:p>
          </table:table-cell>
          <table:table-cell table:number-columns-repeated="1021"/>
        </table:table-row>
        <table:table-row table:style-name="ro1">
          <table:table-cell office:value-type="string">
            <text:p>Jordan</text:p>
          </table:table-cell>
          <table:table-cell office:value-type="string">
            <text:p>Jordanie</text:p>
          </table:table-cell>
          <table:table-cell office:value-type="string">
            <text:p>Al Urdun</text:p>
          </table:table-cell>
          <table:table-cell table:number-columns-repeated="1021"/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Kazakstan</text:p>
          </table:table-cell>
          <table:table-cell office:value-type="string">
            <text:p>Qazaqstan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Kenya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Kiribati</text:p>
          </table:table-cell>
          <table:table-cell office:value-type="string">
            <text:p>Kiribati, Kiribas</text:p>
          </table:table-cell>
          <table:table-cell table:number-columns-repeated="1021"/>
        </table:table-row>
        <table:table-row table:style-name="ro1">
          <table:table-cell office:value-type="string">
            <text:p>Korea, Democratic People's Rep. (North Korea)</text:p>
          </table:table-cell>
          <table:table-cell office:value-type="string">
            <text:p>Corée, République Populaire Démocratique de</text:p>
          </table:table-cell>
          <table:table-cell office:value-type="string">
            <text:p>Choson</text:p>
          </table:table-cell>
          <table:table-cell table:number-columns-repeated="1021"/>
        </table:table-row>
        <table:table-row table:style-name="ro1">
          <table:table-cell office:value-type="string">
            <text:p>Korea, Republic of (South Korea)</text:p>
          </table:table-cell>
          <table:table-cell office:value-type="string">
            <text:p>Corée, République de</text:p>
          </table:table-cell>
          <table:table-cell office:value-type="string">
            <text:p>Han-guk</text:p>
          </table:table-cell>
          <table:table-cell table:number-columns-repeated="1021"/>
        </table:table-row>
        <table:table-row table:style-name="ro1">
          <table:table-cell office:value-type="string">
            <text:p>Kuwait</text:p>
          </table:table-cell>
          <table:table-cell office:value-type="string">
            <text:p>Koweït</text:p>
          </table:table-cell>
          <table:table-cell office:value-type="string">
            <text:p>Al Kuwayt</text:p>
          </table:table-cell>
          <table:table-cell table:number-columns-repeated="1021"/>
        </table:table-row>
        <table:table-row table:style-name="ro1">
          <table:table-cell office:value-type="string">
            <text:p>Kyrgyzstan</text:p>
          </table:table-cell>
          <table:table-cell office:value-type="string">
            <text:p>Kirghizistan</text:p>
          </table:table-cell>
          <table:table-cell office:value-type="string">
            <text:p>Kyrgyz Respublikasy</text:p>
          </table:table-cell>
          <table:table-cell table:number-columns-repeated="1021"/>
        </table:table-row>
        <table:table-row table:style-name="ro1">
          <table:table-cell office:value-type="string">
            <text:p>Lao, People's Democratic Republic</text:p>
          </table:table-cell>
          <table:table-cell office:value-type="string">
            <text:p>Lao, République Démocratique Populaire</text:p>
          </table:table-cell>
          <table:table-cell office:value-type="string">
            <text:p>Lao</text:p>
          </table:table-cell>
          <table:table-cell table:number-columns-repeated="1021"/>
        </table:table-row>
        <table:table-row table:style-name="ro1">
          <table:table-cell office:value-type="string">
            <text:p>Latvia</text:p>
          </table:table-cell>
          <table:table-cell office:value-type="string">
            <text:p>Lettonie</text:p>
          </table:table-cell>
          <table:table-cell office:value-type="string">
            <text:p>Latvija</text:p>
          </table:table-cell>
          <table:table-cell table:number-columns-repeated="1021"/>
        </table:table-row>
        <table:table-row table:style-name="ro1">
          <table:table-cell office:value-type="string">
            <text:p>Lebanon</text:p>
          </table:table-cell>
          <table:table-cell office:value-type="string">
            <text:p>Liban</text:p>
          </table:table-cell>
          <table:table-cell office:value-type="string">
            <text:p>Lubnan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Lesotho</text:p>
          </table:table-cell>
          <table:table-cell table:number-columns-repeated="1021"/>
        </table:table-row>
        <table:table-row table:style-name="ro1">
          <table:table-cell office:value-type="string">
            <text:p>Liberia</text:p>
          </table:table-cell>
          <table:table-cell office:value-type="string">
            <text:p>Libéria</text:p>
          </table:table-cell>
          <table:table-cell office:value-type="string">
            <text:p>Liberia</text:p>
          </table:table-cell>
          <table:table-cell table:number-columns-repeated="1021"/>
        </table:table-row>
        <table:table-row table:style-name="ro1">
          <table:table-cell office:value-type="string">
            <text:p>Libya</text:p>
          </table:table-cell>
          <table:table-cell office:value-type="string">
            <text:p>Libye</text:p>
          </table:table-cell>
          <table:table-cell office:value-type="string">
            <text:p>Libiyah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Liechtenstein</text:p>
          </table:table-cell>
          <table:table-cell table:number-columns-repeated="1021"/>
        </table:table-row>
        <table:table-row table:style-name="ro1">
          <table:table-cell office:value-type="string">
            <text:p>Lithuania</text:p>
          </table:table-cell>
          <table:table-cell office:value-type="string">
            <text:p>Lituanie</text:p>
          </table:table-cell>
          <table:table-cell office:value-type="string">
            <text:p>Lietuva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uxembourg</text:p>
          </table:table-cell>
          <table:table-cell office:value-type="string">
            <text:p>Luxembourg, Letzebuerg</text:p>
          </table:table-cell>
          <table:table-cell table:number-columns-repeated="1021"/>
        </table:table-row>
        <table:table-row table:style-name="ro1">
          <table:table-cell office:value-type="string">
            <text:p>Macau</text:p>
          </table:table-cell>
          <table:table-cell office:value-type="string">
            <text:p>Macao</text:p>
          </table:table-cell>
          <table:table-cell office:value-type="string">
            <text:p>Aomen</text:p>
          </table:table-cell>
          <table:table-cell table:number-columns-repeated="1021"/>
        </table:table-row>
        <table:table-row table:style-name="ro1">
          <table:table-cell office:value-type="string">
            <text:p>Macedonia, Rep. of</text:p>
          </table:table-cell>
          <table:table-cell office:value-type="string">
            <text:p>Macédoine, l'ex-République Yougoslave de</text:p>
          </table:table-cell>
          <table:table-cell office:value-type="string">
            <text:p>Makedonij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Madagascar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Malawi</text:p>
          </table:table-cell>
          <table:table-cell table:number-columns-repeated="1021"/>
        </table:table-row>
        <table:table-row table:style-name="ro1">
          <table:table-cell office:value-type="string">
            <text:p>Malaysia</text:p>
          </table:table-cell>
          <table:table-cell office:value-type="string">
            <text:p>Malaisie</text:p>
          </table:table-cell>
          <table:table-cell office:value-type="string">
            <text:p>Malaysia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aldives</text:p>
          </table:table-cell>
          <table:table-cell office:value-type="string">
            <text:p>Dhivehi Raajje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Mali</text:p>
          </table:table-cell>
          <table:table-cell table:number-columns-repeated="1021"/>
        </table:table-row>
        <table:table-row table:style-name="ro1">
          <table:table-cell office:value-type="string">
            <text:p>Malta</text:p>
          </table:table-cell>
          <table:table-cell office:value-type="string">
            <text:p>Malte</text:p>
          </table:table-cell>
          <table:table-cell office:value-type="string">
            <text:p>Malta</text:p>
          </table:table-cell>
          <table:table-cell table:number-columns-repeated="1021"/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Îles Marshall</text:p>
          </table:table-cell>
          <table:table-cell office:value-type="string">
            <text:p>Marshall Islands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Martinique</text:p>
          </table:table-cell>
          <table:table-cell table:number-columns-repeated="1021"/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Mauritanie</text:p>
          </table:table-cell>
          <table:table-cell office:value-type="string">
            <text:p>Muritaniyah</text:p>
          </table:table-cell>
          <table:table-cell table:number-columns-repeated="1021"/>
        </table:table-row>
        <table:table-row table:style-name="ro1">
          <table:table-cell office:value-type="string">
            <text:p>Mauritius</text:p>
          </table:table-cell>
          <table:table-cell office:value-type="string">
            <text:p>Île Maurice</text:p>
          </table:table-cell>
          <table:table-cell office:value-type="string">
            <text:p>Mauritius</text:p>
          </table:table-cell>
          <table:table-cell table:number-columns-repeated="1021"/>
        </table:table-row>
        <table:table-row table:style-name="ro1">
          <table:table-cell office:value-type="string">
            <text:p>Mayotte</text:p>
          </table:table-cell>
          <table:table-cell office:value-type="string">
            <text:p>Mayotte</text:p>
          </table:table-cell>
          <table:table-cell office:value-type="string">
            <text:p>Mayotte</text:p>
          </table:table-cell>
          <table:table-cell table:number-columns-repeated="1021"/>
        </table:table-row>
        <table:table-row table:style-name="ro1">
          <table:table-cell office:value-type="string">
            <text:p>Mexico</text:p>
          </table:table-cell>
          <table:table-cell office:value-type="string">
            <text:p>Mexique</text:p>
          </table:table-cell>
          <table:table-cell office:value-type="string">
            <text:p>Estados Unidos Mexicanos</text:p>
          </table:table-cell>
          <table:table-cell table:number-columns-repeated="1021"/>
        </table:table-row>
        <table:table-row table:style-name="ro1">
          <table:table-cell office:value-type="string">
            <text:p>Micronesia, Federal States of</text:p>
          </table:table-cell>
          <table:table-cell office:value-type="string">
            <text:p>États Fédérés de Micronésie</text:p>
          </table:table-cell>
          <table:table-cell office:value-type="string">
            <text:p>Micronesia</text:p>
          </table:table-cell>
          <table:table-cell table:number-columns-repeated="1021"/>
        </table:table-row>
        <table:table-row table:style-name="ro1">
          <table:table-cell office:value-type="string">
            <text:p>Moldova, Republic of</text:p>
          </table:table-cell>
          <table:table-cell office:value-type="string">
            <text:p>Moldova, République de</text:p>
          </table:table-cell>
          <table:table-cell office:value-type="string">
            <text:p>Moldov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Monaco</text:p>
          </table:table-cell>
          <table:table-cell table:number-columns-repeated="1021"/>
        </table:table-row>
        <table:table-row table:style-name="ro1">
          <table:table-cell office:value-type="string">
            <text:p>Mongolia</text:p>
          </table:table-cell>
          <table:table-cell office:value-type="string">
            <text:p>Mongolie</text:p>
          </table:table-cell>
          <table:table-cell office:value-type="string">
            <text:p>Mongol Uls</text:p>
          </table:table-cell>
          <table:table-cell table:number-columns-repeated="1021"/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Monténégro</text:p>
          </table:table-cell>
          <table:table-cell office:value-type="string">
            <text:p>Crna Gor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Montserrat</text:p>
          </table:table-cell>
          <table:table-cell table:number-columns-repeated="1021"/>
        </table:table-row>
        <table:table-row table:style-name="ro1">
          <table:table-cell office:value-type="string">
            <text:p>Morocco</text:p>
          </table:table-cell>
          <table:table-cell office:value-type="string">
            <text:p>Maroc</text:p>
          </table:table-cell>
          <table:table-cell office:value-type="string">
            <text:p>Al Maghrib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ozambique</text:p>
          </table:table-cell>
          <table:table-cell office:value-type="string">
            <text:p>Mocambique</text:p>
          </table:table-cell>
          <table:table-cell table:number-columns-repeated="1021"/>
        </table:table-row>
        <table:table-row table:style-name="ro1">
          <table:table-cell office:value-type="string">
            <text:p>Myanmar, Burma</text:p>
          </table:table-cell>
          <table:table-cell office:value-type="string">
            <text:p>Myanmar, Birmanie</text:p>
          </table:table-cell>
          <table:table-cell office:value-type="string">
            <text:p>Myanma Naingngandaw</text:p>
          </table:table-cell>
          <table:table-cell table:number-columns-repeated="1021"/>
        </table:table-row>
        <table:table-row table:style-name="ro1">
          <table:table-cell office:value-type="string">
            <text:p>Namibia</text:p>
          </table:table-cell>
          <table:table-cell office:value-type="string">
            <text:p>Namibie</text:p>
          </table:table-cell>
          <table:table-cell office:value-type="string">
            <text:p>Namibi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Nauru</text:p>
          </table:table-cell>
          <table:table-cell table:number-columns-repeated="1021"/>
        </table:table-row>
        <table:table-row table:style-name="ro1">
          <table:table-cell office:value-type="string">
            <text:p>Nepal</text:p>
          </table:table-cell>
          <table:table-cell office:value-type="string">
            <text:p>Népal</text:p>
          </table:table-cell>
          <table:table-cell office:value-type="string">
            <text:p>Nepal</text:p>
          </table:table-cell>
          <table:table-cell table:number-columns-repeated="1021"/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Pays-Bas</text:p>
          </table:table-cell>
          <table:table-cell office:value-type="string">
            <text:p>Nederland/Holland</text:p>
          </table:table-cell>
          <table:table-cell table:number-columns-repeated="1021"/>
        </table:table-row>
        <table:table-row table:style-name="ro1">
          <table:table-cell office:value-type="string">
            <text:p>Netherlands Antilles</text:p>
          </table:table-cell>
          <table:table-cell office:value-type="string">
            <text:p>Antilles Néerlandaises</text:p>
          </table:table-cell>
          <table:table-cell office:value-type="string">
            <text:p>Nederlandse Antillen</text:p>
          </table:table-cell>
          <table:table-cell table:number-columns-repeated="1021"/>
        </table:table-row>
        <table:table-row table:style-name="ro1">
          <table:table-cell office:value-type="string">
            <text:p>New Caledonia</text:p>
          </table:table-cell>
          <table:table-cell office:value-type="string">
            <text:p>Nouvelle-Calédonie</text:p>
          </table:table-cell>
          <table:table-cell office:value-type="string">
            <text:p>Nouvelle-Calédonie</text:p>
          </table:table-cell>
          <table:table-cell table:number-columns-repeated="1021"/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Nouvelle-Zélande</text:p>
          </table:table-cell>
          <table:table-cell office:value-type="string">
            <text:p>Aotearo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Nicaragu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Niger</text:p>
          </table:table-cell>
          <table:table-cell table:number-columns-repeated="1021"/>
        </table:table-row>
        <table:table-row table:style-name="ro1">
          <table:table-cell office:value-type="string">
            <text:p>Nigeria</text:p>
          </table:table-cell>
          <table:table-cell office:value-type="string">
            <text:p>Nigéria</text:p>
          </table:table-cell>
          <table:table-cell office:value-type="string">
            <text:p>Nigeria</text:p>
          </table:table-cell>
          <table:table-cell table:number-columns-repeated="1021"/>
        </table:table-row>
        <table:table-row table:style-name="ro1">
          <table:table-cell office:value-type="string">
            <text:p>Niue</text:p>
          </table:table-cell>
          <table:table-cell office:value-type="string">
            <text:p>Nioué</text:p>
          </table:table-cell>
          <table:table-cell office:value-type="string">
            <text:p>Niue</text:p>
          </table:table-cell>
          <table:table-cell table:number-columns-repeated="1021"/>
        </table:table-row>
        <table:table-row table:style-name="ro1">
          <table:table-cell office:value-type="string">
            <text:p>Norfolk Island</text:p>
          </table:table-cell>
          <table:table-cell office:value-type="string">
            <text:p>Norfolk, Île</text:p>
          </table:table-cell>
          <table:table-cell office:value-type="string">
            <text:p>Norfolk Island</text:p>
          </table:table-cell>
          <table:table-cell table:number-columns-repeated="1021"/>
        </table:table-row>
        <table:table-row table:style-name="ro1">
          <table:table-cell office:value-type="string">
            <text:p>Northern Mariana Islands</text:p>
          </table:table-cell>
          <table:table-cell office:value-type="string">
            <text:p>Îles Mariannes du Nord</text:p>
          </table:table-cell>
          <table:table-cell office:value-type="string">
            <text:p>Northern Mariana Islands</text:p>
          </table:table-cell>
          <table:table-cell table:number-columns-repeated="1021"/>
        </table:table-row>
        <table:table-row table:style-name="ro1">
          <table:table-cell office:value-type="string">
            <text:p>Norway</text:p>
          </table:table-cell>
          <table:table-cell office:value-type="string">
            <text:p>Norvège</text:p>
          </table:table-cell>
          <table:table-cell office:value-type="string">
            <text:p>Norge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Oman</text:p>
          </table:table-cell>
          <table:table-cell office:value-type="string">
            <text:p>Saltanat Uman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Pakistan</text:p>
          </table:table-cell>
          <table:table-cell table:number-columns-repeated="1021"/>
        </table:table-row>
        <table:table-row table:style-name="ro1">
          <table:table-cell office:value-type="string">
            <text:p>Palau</text:p>
          </table:table-cell>
          <table:table-cell office:value-type="string">
            <text:p>Palaos</text:p>
          </table:table-cell>
          <table:table-cell office:value-type="string">
            <text:p>Belau</text:p>
          </table:table-cell>
          <table:table-cell table:number-columns-repeated="1021"/>
        </table:table-row>
        <table:table-row table:style-name="ro1">
          <table:table-cell office:value-type="string">
            <text:p>Palestinian National Authority</text:p>
          </table:table-cell>
          <table:table-cell office:value-type="string">
            <text:p>Autorité Nationale Palestinienne</text:p>
          </table:table-cell>
          <table:table-cell office:value-type="string">
            <text:p>Filastin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Panama</text:p>
          </table:table-cell>
          <table:table-cell table:number-columns-repeated="1021"/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Papouasie-Nouvelle-Guinée</text:p>
          </table:table-cell>
          <table:table-cell office:value-type="string">
            <text:p>Papua Niu Gini</text:p>
          </table:table-cell>
          <table:table-cell table:number-columns-repeated="1021"/>
        </table:table-row>
        <table:table-row table:style-name="ro1">
          <table:table-cell office:value-type="string">
            <text:p>Paraguay</text:p>
          </table:table-cell>
          <table:table-cell office:value-type="string">
            <text:p>Paraguay</text:p>
          </table:table-cell>
          <table:table-cell office:value-type="string">
            <text:p>Paraguay</text:p>
          </table:table-cell>
          <table:table-cell table:number-columns-repeated="1021"/>
        </table:table-row>
        <table:table-row table:style-name="ro1">
          <table:table-cell office:value-type="string">
            <text:p>Peru</text:p>
          </table:table-cell>
          <table:table-cell office:value-type="string">
            <text:p>Pérou</text:p>
          </table:table-cell>
          <table:table-cell office:value-type="string">
            <text:p>Peru</text:p>
          </table:table-cell>
          <table:table-cell table:number-columns-repeated="1021"/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Philippines</text:p>
          </table:table-cell>
          <table:table-cell office:value-type="string">
            <text:p>Pilipinas</text:p>
          </table:table-cell>
          <table:table-cell table:number-columns-repeated="1021"/>
        </table:table-row>
        <table:table-row table:style-name="ro1">
          <table:table-cell office:value-type="string">
            <text:p>Pitcairn Island</text:p>
          </table:table-cell>
          <table:table-cell office:value-type="string">
            <text:p>Pitcairn</text:p>
          </table:table-cell>
          <table:table-cell office:value-type="string">
            <text:p>Pitcairn Island</text:p>
          </table:table-cell>
          <table:table-cell table:number-columns-repeated="1021"/>
        </table:table-row>
        <table:table-row table:style-name="ro1">
          <table:table-cell office:value-type="string">
            <text:p>Poland</text:p>
          </table:table-cell>
          <table:table-cell office:value-type="string">
            <text:p>Pologne</text:p>
          </table:table-cell>
          <table:table-cell office:value-type="string">
            <text:p>Polsk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Portugal</text:p>
          </table:table-cell>
          <table:table-cell table:number-columns-repeated="1021"/>
        </table:table-row>
        <table:table-row table:style-name="ro1">
          <table:table-cell office:value-type="string">
            <text:p>Puerto Rico</text:p>
          </table:table-cell>
          <table:table-cell office:value-type="string">
            <text:p>Porto Rico</text:p>
          </table:table-cell>
          <table:table-cell office:value-type="string">
            <text:p>Puerto Rico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Qatar</text:p>
          </table:table-cell>
          <table:table-cell office:value-type="string">
            <text:p>Dawlat Qatar</text:p>
          </table:table-cell>
          <table:table-cell table:number-columns-repeated="1021"/>
        </table:table-row>
        <table:table-row table:style-name="ro1">
          <table:table-cell office:value-type="string">
            <text:p>Reunion Island</text:p>
          </table:table-cell>
          <table:table-cell office:value-type="string">
            <text:p>Ile de la Réunion</text:p>
          </table:table-cell>
          <table:table-cell office:value-type="string">
            <text:p>Ile de la Réunion</text:p>
          </table:table-cell>
          <table:table-cell table:number-columns-repeated="1021"/>
        </table:table-row>
        <table:table-row table:style-name="ro1">
          <table:table-cell office:value-type="string">
            <text:p>Romania</text:p>
          </table:table-cell>
          <table:table-cell office:value-type="string">
            <text:p>Roumanie</text:p>
          </table:table-cell>
          <table:table-cell office:value-type="string">
            <text:p>Romania</text:p>
          </table:table-cell>
          <table:table-cell table:number-columns-repeated="1021"/>
        </table:table-row>
        <table:table-row table:style-name="ro1">
          <table:table-cell office:value-type="string">
            <text:p>Russian Federation</text:p>
          </table:table-cell>
          <table:table-cell office:value-type="string">
            <text:p>Russie, Fédération de</text:p>
          </table:table-cell>
          <table:table-cell office:value-type="string">
            <text:p>Rossiy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Rwanda</text:p>
          </table:table-cell>
          <table:table-cell table:number-columns-repeated="1021"/>
        </table:table-row>
        <table:table-row table:style-name="ro1">
          <table:table-cell office:value-type="string">
            <text:p>Saint Kitts and Nevis</text:p>
          </table:table-cell>
          <table:table-cell office:value-type="string">
            <text:p>Saint-Kitts-et-Nevis</text:p>
          </table:table-cell>
          <table:table-cell office:value-type="string">
            <text:p> </text:p>
          </table:table-cell>
          <table:table-cell table:number-columns-repeated="1021"/>
        </table:table-row>
        <table:table-row table:style-name="ro1">
          <table:table-cell office:value-type="string">
            <text:p>Saint Lucia</text:p>
          </table:table-cell>
          <table:table-cell office:value-type="string">
            <text:p>Sainte-Lucie</text:p>
          </table:table-cell>
          <table:table-cell office:value-type="string">
            <text:p>Saint Lucia</text:p>
          </table:table-cell>
          <table:table-cell table:number-columns-repeated="1021"/>
        </table:table-row>
        <table:table-row table:style-name="ro1">
          <table:table-cell office:value-type="string">
            <text:p>Saint Vincent and the Grenadines</text:p>
          </table:table-cell>
          <table:table-cell office:value-type="string">
            <text:p>Saint-Vincent-et-les Grenadines</text:p>
          </table:table-cell>
          <table:table-cell office:value-type="string">
            <text:p> 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Samoa</text:p>
          </table:table-cell>
          <table:table-cell table:number-columns-repeated="1021"/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Saint-Marin</text:p>
          </table:table-cell>
          <table:table-cell office:value-type="string">
            <text:p>San Marino</text:p>
          </table:table-cell>
          <table:table-cell table:number-columns-repeated="1021"/>
        </table:table-row>
        <table:table-row table:style-name="ro1">
          <table:table-cell office:value-type="string">
            <text:p>Sao Tome and Príncipe</text:p>
          </table:table-cell>
          <table:table-cell office:value-type="string">
            <text:p>Sao Tomé-et-Principe</text:p>
          </table:table-cell>
          <table:table-cell office:value-type="string">
            <text:p>Sao Tome e Principe</text:p>
          </table:table-cell>
          <table:table-cell table:number-columns-repeated="1021"/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Arabie Saoudite</text:p>
          </table:table-cell>
          <table:table-cell office:value-type="string">
            <text:p>Al Arabiyah as Suudiyah</text:p>
          </table:table-cell>
          <table:table-cell table:number-columns-repeated="1021"/>
        </table:table-row>
        <table:table-row table:style-name="ro1">
          <table:table-cell office:value-type="string">
            <text:p>Senegal</text:p>
          </table:table-cell>
          <table:table-cell office:value-type="string">
            <text:p>Sénégal</text:p>
          </table:table-cell>
          <table:table-cell office:value-type="string">
            <text:p>Senegal</text:p>
          </table:table-cell>
          <table:table-cell table:number-columns-repeated="1021"/>
        </table:table-row>
        <table:table-row table:style-name="ro1">
          <table:table-cell office:value-type="string">
            <text:p>Serbia</text:p>
          </table:table-cell>
          <table:table-cell office:value-type="string">
            <text:p>Serbie</text:p>
          </table:table-cell>
          <table:table-cell office:value-type="string">
            <text:p>Srbij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Seychelles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Sierra Leone</text:p>
          </table:table-cell>
          <table:table-cell table:number-columns-repeated="1021"/>
        </table:table-row>
        <table:table-row table:style-name="ro1">
          <table:table-cell office:value-type="string">
            <text:p>Singapore</text:p>
          </table:table-cell>
          <table:table-cell office:value-type="string">
            <text:p>Singapour</text:p>
          </table:table-cell>
          <table:table-cell office:value-type="string">
            <text:p>Singapore</text:p>
          </table:table-cell>
          <table:table-cell table:number-columns-repeated="1021"/>
        </table:table-row>
        <table:table-row table:style-name="ro1">
          <table:table-cell office:value-type="string">
            <text:p>Slovakia (Slovak Republic)</text:p>
          </table:table-cell>
          <table:table-cell office:value-type="string">
            <text:p>Slovaquie</text:p>
          </table:table-cell>
          <table:table-cell office:value-type="string">
            <text:p>Slovensko</text:p>
          </table:table-cell>
          <table:table-cell table:number-columns-repeated="1021"/>
        </table:table-row>
        <table:table-row table:style-name="ro1">
          <table:table-cell office:value-type="string">
            <text:p>Slovenia</text:p>
          </table:table-cell>
          <table:table-cell office:value-type="string">
            <text:p>Slovénie</text:p>
          </table:table-cell>
          <table:table-cell office:value-type="string">
            <text:p>Slovenija</text:p>
          </table:table-cell>
          <table:table-cell table:number-columns-repeated="1021"/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Salomon, Îles</text:p>
          </table:table-cell>
          <table:table-cell office:value-type="string">
            <text:p>Solomon Islands</text:p>
          </table:table-cell>
          <table:table-cell table:number-columns-repeated="1021"/>
        </table:table-row>
        <table:table-row table:style-name="ro1">
          <table:table-cell office:value-type="string">
            <text:p>Somalia</text:p>
          </table:table-cell>
          <table:table-cell office:value-type="string">
            <text:p>Somalie</text:p>
          </table:table-cell>
          <table:table-cell office:value-type="string">
            <text:p>Somalia</text:p>
          </table:table-cell>
          <table:table-cell table:number-columns-repeated="1021"/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Afrique du Sud</text:p>
          </table:table-cell>
          <table:table-cell office:value-type="string">
            <text:p>South Africa</text:p>
          </table:table-cell>
          <table:table-cell table:number-columns-repeated="1021"/>
        </table:table-row>
        <table:table-row table:style-name="ro1">
          <table:table-cell office:value-type="string">
            <text:p>South Georgia and South Sandwich Islands</text:p>
          </table:table-cell>
          <table:table-cell office:value-type="string">
            <text:p>Géorgie du Sud et les Îles Sandwich du Sud</text:p>
          </table:table-cell>
          <table:table-cell office:value-type="string">
            <text:p> </text:p>
          </table:table-cell>
          <table:table-cell table:number-columns-repeated="1021"/>
        </table:table-row>
        <table:table-row table:style-name="ro1">
          <table:table-cell office:value-type="string">
            <text:p>Spain</text:p>
          </table:table-cell>
          <table:table-cell office:value-type="string">
            <text:p>Espagne</text:p>
          </table:table-cell>
          <table:table-cell office:value-type="string">
            <text:p>Españ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Sri Lanka</text:p>
          </table:table-cell>
          <table:table-cell table:number-columns-repeated="1021"/>
        </table:table-row>
        <table:table-row table:style-name="ro1">
          <table:table-cell office:value-type="string">
            <text:p>Saint Helena</text:p>
          </table:table-cell>
          <table:table-cell office:value-type="string">
            <text:p>Sainte-Hélène</text:p>
          </table:table-cell>
          <table:table-cell office:value-type="string">
            <text:p>Saint Helena</text:p>
          </table:table-cell>
          <table:table-cell table:number-columns-repeated="1021"/>
        </table:table-row>
        <table:table-row table:style-name="ro1">
          <table:table-cell office:value-type="string">
            <text:p>St. Pierre and Miquelon</text:p>
          </table:table-cell>
          <table:table-cell office:value-type="string">
            <text:p>Saint-Pierre-et-Miquelon</text:p>
          </table:table-cell>
          <table:table-cell office:value-type="string">
            <text:p>Saint-Pierre et Miquelon</text:p>
          </table:table-cell>
          <table:table-cell table:number-columns-repeated="1021"/>
        </table:table-row>
        <table:table-row table:style-name="ro1">
          <table:table-cell office:value-type="string">
            <text:p>Sudan</text:p>
          </table:table-cell>
          <table:table-cell office:value-type="string">
            <text:p>Soudan</text:p>
          </table:table-cell>
          <table:table-cell office:value-type="string">
            <text:p>As-Sudan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Suriname</text:p>
          </table:table-cell>
          <table:table-cell table:number-columns-repeated="1021"/>
        </table:table-row>
        <table:table-row table:style-name="ro1">
          <table:table-cell office:value-type="string">
            <text:p>Svalbard and Jan Mayen Islands</text:p>
          </table:table-cell>
          <table:table-cell office:value-type="string">
            <text:p>Svalbard et Île Jan Mayen</text:p>
          </table:table-cell>
          <table:table-cell office:value-type="string">
            <text:p>Spitzbergen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Swaziland</text:p>
          </table:table-cell>
          <table:table-cell table:number-columns-repeated="1021"/>
        </table:table-row>
        <table:table-row table:style-name="ro1">
          <table:table-cell office:value-type="string">
            <text:p>Sweden</text:p>
          </table:table-cell>
          <table:table-cell office:value-type="string">
            <text:p>Suède</text:p>
          </table:table-cell>
          <table:table-cell office:value-type="string">
            <text:p>Sverige</text:p>
          </table:table-cell>
          <table:table-cell table:number-columns-repeated="1021"/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Suisse</text:p>
          </table:table-cell>
          <table:table-cell office:value-type="string">
            <text:p>Schweiz (German), Suisse (French), Svizzera (Italian)</text:p>
          </table:table-cell>
          <table:table-cell table:number-columns-repeated="1021"/>
        </table:table-row>
        <table:table-row table:style-name="ro1">
          <table:table-cell office:value-type="string">
            <text:p>Syria, Syrian Arab Republic</text:p>
          </table:table-cell>
          <table:table-cell office:value-type="string">
            <text:p>Syrienne, République Arabe</text:p>
          </table:table-cell>
          <table:table-cell office:value-type="string">
            <text:p>Suriyah</text:p>
          </table:table-cell>
          <table:table-cell table:number-columns-repeated="1021"/>
        </table:table-row>
        <table:table-row table:style-name="ro1">
          <table:table-cell office:value-type="string">
            <text:p>Taiwan (Republic of China)</text:p>
          </table:table-cell>
          <table:table-cell office:value-type="string">
            <text:p>Taïwan, Province de Chine</text:p>
          </table:table-cell>
          <table:table-cell office:value-type="string">
            <text:p>T'ai-wan</text:p>
          </table:table-cell>
          <table:table-cell table:number-columns-repeated="1021"/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Tadjikistan</text:p>
          </table:table-cell>
          <table:table-cell office:value-type="string">
            <text:p>Jumhurii Tojikiston</text:p>
          </table:table-cell>
          <table:table-cell table:number-columns-repeated="1021"/>
        </table:table-row>
        <table:table-row table:style-name="ro1">
          <table:table-cell office:value-type="string">
            <text:p>Tanzania</text:p>
          </table:table-cell>
          <table:table-cell office:value-type="string">
            <text:p>Tanzanie, République-Unie de</text:p>
          </table:table-cell>
          <table:table-cell office:value-type="string">
            <text:p>Tanzania</text:p>
          </table:table-cell>
          <table:table-cell table:number-columns-repeated="1021"/>
        </table:table-row>
        <table:table-row table:style-name="ro1">
          <table:table-cell office:value-type="string">
            <text:p>Thailand</text:p>
          </table:table-cell>
          <table:table-cell office:value-type="string">
            <text:p>Thaïlande</text:p>
          </table:table-cell>
          <table:table-cell office:value-type="string">
            <text:p>Prathet Thai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Tibet</text:p>
          </table:table-cell>
          <table:table-cell office:value-type="string">
            <text:p>Bod</text:p>
          </table:table-cell>
          <table:table-cell table:number-columns-repeated="1021"/>
        </table:table-row>
        <table:table-row table:style-name="ro1">
          <table:table-cell office:value-type="string">
            <text:p>Timor-Leste (East Timor)</text:p>
          </table:table-cell>
          <table:table-cell office:value-type="string">
            <text:p>Timor-Leste (Timor Oriental)</text:p>
          </table:table-cell>
          <table:table-cell office:value-type="string">
            <text:p>Timor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Togo</text:p>
          </table:table-cell>
          <table:table-cell office:value-type="string">
            <text:p>Republique Togolaise</text:p>
          </table:table-cell>
          <table:table-cell table:number-columns-repeated="1021"/>
        </table:table-row>
        <table:table-row table:style-name="ro1">
          <table:table-cell office:value-type="string">
            <text:p>Tokelau</text:p>
          </table:table-cell>
          <table:table-cell office:value-type="string">
            <text:p>Tokelau</text:p>
          </table:table-cell>
          <table:table-cell office:value-type="string">
            <text:p>Tokelau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Tonga</text:p>
          </table:table-cell>
          <table:table-cell table:number-columns-repeated="1021"/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Trinité-et-Tobago</text:p>
          </table:table-cell>
          <table:table-cell office:value-type="string">
            <text:p>Trinidad, Tobago</text:p>
          </table:table-cell>
          <table:table-cell table:number-columns-repeated="1021"/>
        </table:table-row>
        <table:table-row table:style-name="ro1">
          <table:table-cell office:value-type="string">
            <text:p>Tunisia</text:p>
          </table:table-cell>
          <table:table-cell office:value-type="string">
            <text:p>Tunisie</text:p>
          </table:table-cell>
          <table:table-cell office:value-type="string">
            <text:p>Tunis</text:p>
          </table:table-cell>
          <table:table-cell table:number-columns-repeated="1021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quie</text:p>
          </table:table-cell>
          <table:table-cell office:value-type="string">
            <text:p>Turkiye</text:p>
          </table:table-cell>
          <table:table-cell table:number-columns-repeated="1021"/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Turkménistan</text:p>
          </table:table-cell>
          <table:table-cell office:value-type="string">
            <text:p>Turkmenistan</text:p>
          </table:table-cell>
          <table:table-cell table:number-columns-repeated="1021"/>
        </table:table-row>
        <table:table-row table:style-name="ro1">
          <table:table-cell office:value-type="string">
            <text:p>Turks and Caicos Islands</text:p>
          </table:table-cell>
          <table:table-cell office:value-type="string">
            <text:p>Turks et Caïques, Îles</text:p>
          </table:table-cell>
          <table:table-cell office:value-type="string">
            <text:p>Turks and Caicos Islands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Tuvalu</text:p>
          </table:table-cell>
          <table:table-cell table:number-columns-repeated="1021"/>
        </table:table-row>
        <table:table-row table:style-name="ro1">
          <table:table-cell office:value-type="string">
            <text:p>Uganda</text:p>
          </table:table-cell>
          <table:table-cell office:value-type="string">
            <text:p>Ouganda</text:p>
          </table:table-cell>
          <table:table-cell office:value-type="string">
            <text:p>Uganda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Ukraine</text:p>
          </table:table-cell>
          <table:table-cell office:value-type="string">
            <text:p>Ukrayina</text:p>
          </table:table-cell>
          <table:table-cell table:number-columns-repeated="1021"/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Émirats Arabes Unis</text:p>
          </table:table-cell>
          <table:table-cell office:value-type="string">
            <text:p>Al Imarat al Arabiyah al Muttahidah</text:p>
          </table:table-cell>
          <table:table-cell table:number-columns-repeated="1021"/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Royaume-Uni</text:p>
          </table:table-cell>
          <table:table-cell office:value-type="string">
            <text:p>United Kingdom</text:p>
          </table:table-cell>
          <table:table-cell table:number-columns-repeated="1021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États-Unis</text:p>
          </table:table-cell>
          <table:table-cell office:value-type="string">
            <text:p>United States</text:p>
          </table:table-cell>
          <table:table-cell table:number-columns-repeated="1021"/>
        </table:table-row>
        <table:table-row table:style-name="ro1">
          <table:table-cell office:value-type="string">
            <text:p>U.S. Minor Outlying Islands</text:p>
          </table:table-cell>
          <table:table-cell office:value-type="string">
            <text:p>Îles Mineures Éloignées des États-Unis</text:p>
          </table:table-cell>
          <table:table-cell office:value-type="string">
            <text:p>U.S. Minor Outlying Islands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Uruguay</text:p>
          </table:table-cell>
          <table:table-cell office:value-type="string">
            <text:p>Republica Oriental del Uruguay</text:p>
          </table:table-cell>
          <table:table-cell table:number-columns-repeated="1021"/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Ouzbékistan</text:p>
          </table:table-cell>
          <table:table-cell office:value-type="string">
            <text:p>Uzbekiston Respublikasi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Vanuatu</text:p>
          </table:table-cell>
          <table:table-cell table:number-columns-repeated="1021"/>
        </table:table-row>
        <table:table-row table:style-name="ro1">
          <table:table-cell office:value-type="string">
            <text:p>Vatican City State (Holy See)</text:p>
          </table:table-cell>
          <table:table-cell office:value-type="string">
            <text:p>Saint-Siège (État de la Cité du Vatican)</text:p>
          </table:table-cell>
          <table:table-cell office:value-type="string">
            <text:p>Status Civitatis Vaticanæ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Venezuela</text:p>
          </table:table-cell>
          <table:table-cell table:number-columns-repeated="1021"/>
        </table:table-row>
        <table:table-row table:style-name="ro1">
          <table:table-cell office:value-type="string">
            <text:p>Vietnam</text:p>
          </table:table-cell>
          <table:table-cell office:value-type="string">
            <text:p>Viêt Nam</text:p>
          </table:table-cell>
          <table:table-cell office:value-type="string">
            <text:p>Viet Nam</text:p>
          </table:table-cell>
          <table:table-cell table:number-columns-repeated="1021"/>
        </table:table-row>
        <table:table-row table:style-name="ro1">
          <table:table-cell office:value-type="string">
            <text:p>Virgin Islands (British)</text:p>
          </table:table-cell>
          <table:table-cell office:value-type="string">
            <text:p>Îles Vierges Britanniques</text:p>
          </table:table-cell>
          <table:table-cell office:value-type="string">
            <text:p> </text:p>
          </table:table-cell>
          <table:table-cell table:number-columns-repeated="1021"/>
        </table:table-row>
        <table:table-row table:style-name="ro1">
          <table:table-cell office:value-type="string">
            <text:p>Virgin Islands (U.S.)</text:p>
          </table:table-cell>
          <table:table-cell office:value-type="string">
            <text:p>Îles Vierges des États-Unis</text:p>
          </table:table-cell>
          <table:table-cell office:value-type="string">
            <text:p>Virgin Islands</text:p>
          </table:table-cell>
          <table:table-cell table:number-columns-repeated="1021"/>
        </table:table-row>
        <table:table-row table:style-name="ro1">
          <table:table-cell office:value-type="string">
            <text:p>Wallis and Futuna Islands</text:p>
          </table:table-cell>
          <table:table-cell office:value-type="string">
            <text:p>Wallis et Futuna</text:p>
          </table:table-cell>
          <table:table-cell office:value-type="string">
            <text:p>Wallis et Futuna</text:p>
          </table:table-cell>
          <table:table-cell table:number-columns-repeated="1021"/>
        </table:table-row>
        <table:table-row table:style-name="ro1">
          <table:table-cell office:value-type="string">
            <text:p>Western Sahara</text:p>
          </table:table-cell>
          <table:table-cell office:value-type="string">
            <text:p>Sahara Occidental</text:p>
          </table:table-cell>
          <table:table-cell office:value-type="string">
            <text:p> </text:p>
          </table:table-cell>
          <table:table-cell table:number-columns-repeated="1021"/>
        </table:table-row>
        <table:table-row table:style-name="ro1">
          <table:table-cell office:value-type="string">
            <text:p>Yemen</text:p>
          </table:table-cell>
          <table:table-cell office:value-type="string">
            <text:p>Yémen</text:p>
          </table:table-cell>
          <table:table-cell office:value-type="string">
            <text:p>Al Yaman</text:p>
          </table:table-cell>
          <table:table-cell table:number-columns-repeated="1021"/>
        </table:table-row>
        <table:table-row table:style-name="ro1">
          <table:table-cell office:value-type="string">
            <text:p>Zaire (see Congo, Democratic People's Republic)</text:p>
          </table:table-cell>
          <table:table-cell office:value-type="string">
            <text:p>Zaïre</text:p>
          </table:table-cell>
          <table:table-cell office:value-type="string">
            <text:p>Zaire</text:p>
          </table:table-cell>
          <table:table-cell table:number-columns-repeated="1021"/>
        </table:table-row>
        <table:table-row table:style-name="ro1">
          <table:table-cell office:value-type="string">
            <text:p>Zambia</text:p>
          </table:table-cell>
          <table:table-cell office:value-type="string">
            <text:p>Zambie</text:p>
          </table:table-cell>
          <table:table-cell office:value-type="string">
            <text:p>Zambia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Zimbabwe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B" table:base-cell-address="$Sheet1.$A$18" table:cell-range-address="$Sheet1.$#REF!$#REF!"/>
        <table:named-range table:name="C" table:base-cell-address="$Sheet1.$A$40" table:cell-range-address="$Sheet1.$#REF!$#REF!"/>
        <table:named-range table:name="D" table:base-cell-address="$Sheet1.$B$65" table:cell-range-address="$Sheet1.$#REF!$61"/>
        <table:named-range table:name="E" table:base-cell-address="$Sheet1.$B$71" table:cell-range-address="$Sheet1.$#REF!$65"/>
        <table:named-range table:name="F" table:base-cell-address="$Sheet1.$B$81" table:cell-range-address="$Sheet1.$#REF!$73"/>
        <table:named-range table:name="G" table:base-cell-address="$Sheet1.$B$92" table:cell-range-address="$Sheet1.$#REF!$82"/>
        <table:named-range table:name="H" table:base-cell-address="$Sheet1.$B$112" table:cell-range-address="$Sheet1.$#REF!$102"/>
        <table:named-range table:name="I" table:base-cell-address="$Sheet1.$B$120" table:cell-range-address="$Sheet1.$#REF!$108"/>
        <table:named-range table:name="J" table:base-cell-address="$Sheet1.$B$131" table:cell-range-address="$Sheet1.$#REF!$#REF!"/>
        <table:named-range table:name="K" table:base-cell-address="$Sheet1.$B$137" table:cell-range-address="$Sheet1.$#REF!$121"/>
        <table:named-range table:name="L" table:base-cell-address="$Sheet1.$B$146" table:cell-range-address="$Sheet1.$#REF!$128"/>
        <table:named-range table:name="M" table:base-cell-address="$Sheet1.$B$157" table:cell-range-address="$Sheet1.$#REF!$137"/>
        <table:named-range table:name="N" table:base-cell-address="$Sheet1.$B$184" table:cell-range-address="$Sheet1.$#REF!$164"/>
        <table:named-range table:name="O" table:base-cell-address="$Sheet1.$B$200" table:cell-range-address="$Sheet1.$#REF!$176"/>
        <table:named-range table:name="P" table:base-cell-address="$Sheet1.$B$203" table:cell-range-address="$Sheet1.$#REF!$179"/>
        <table:named-range table:name="Q" table:base-cell-address="$Sheet1.$B$217" table:cell-range-address="$Sheet1.$#REF!$#REF!"/>
        <table:named-range table:name="R" table:base-cell-address="$Sheet1.$B$220" table:cell-range-address="$Sheet1.$#REF!$190"/>
        <table:named-range table:name="S" table:base-cell-address="$Sheet1.$B$226" table:cell-range-address="$Sheet1.$#REF!$196"/>
        <table:named-range table:name="T" table:base-cell-address="$Sheet1.$B$258" table:cell-range-address="$Sheet1.$#REF!$228"/>
        <table:named-range table:name="U" table:base-cell-address="$Sheet1.$B$275" table:cell-range-address="$Sheet1.$#REF!$241"/>
        <table:named-range table:name="V" table:base-cell-address="$Sheet1.$B$285" table:cell-range-address="$Sheet1.$#REF!$#REF!"/>
        <table:named-range table:name="W" table:base-cell-address="$Sheet1.$B$293" table:cell-range-address="$Sheet1.$#REF!$253"/>
        <table:named-range table:name="Y" table:base-cell-address="$Sheet1.$B$297" table:cell-range-address="$Sheet1.$#REF!$257"/>
        <table:named-range table:name="Z" table:base-cell-address="$Sheet1.$B$300" table:cell-range-address="$Sheet1.$#REF!$26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4">14/06/2010</text:date>, <text:time>12:0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4T11:58:09</meta:creation-date>
    <dc:date>2010-06-14T12:09:37</dc:date>
    <meta:editing-duration>PT00H11M33S</meta:editing-duration>
    <meta:editing-cycles>1</meta:editing-cycles>
    <meta:document-statistic meta:table-count="3" meta:cell-count="753" meta:object-count="0"/>
    <meta:generator>OpenOffice.org/3.2$Unix OpenOffice.org_project/320m12$Build-9483</meta:generator>
  </office:meta>
</office:document-meta>
</file>